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dditionalAnswers.answer( Answer5 &lt; T , A , B , C , D , E &gt; answ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itionalAnswers.returnsSecondAr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itionalAnswers.answerVoid( VoidAnswer4 &lt; A , B , C , D &gt; answ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itionalAnswers.answerVoid( VoidAnswer2 &lt; A , B &gt; answ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itionalAnswers.returnsArgAt( int pos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itionalAnswers.answer( Answer1 &lt; T , A &gt; answ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itionalAnswers.answerVoid( VoidAnswer1 &lt; A &gt; answ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itionalAnswers.answerVoid( VoidAnswer5 &lt; A , B , C , D , E &gt; answ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itionalAnswers.answer( Answer2 &lt; T , A , B &gt; answ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itionalAnswers.delegatesTo( Object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itionalAnswers.returnsLastAr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itionalAnswers.returnsFirstAr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itionalAnswers.answer( Answer4 &lt; T , A , B , C , D &gt; answ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itionalAnswers.answersWithDelay( long sleepyTime , Answer &lt; T &gt; answ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itionalAnswers.returnsElementsOf( Collection &lt; ? &gt; ele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itionalAnswers.answer( Answer3 &lt; T , A , B , C &gt; answ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itionalAnswers.answerVoid( VoidAnswer6 &lt; A , B , C , D , E , F &gt; answ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itionalAnswers.answerVoid( VoidAnswer3 &lt; A , B , C &gt; answ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itionalAnswers.answer( Answer6 &lt; T , A , B , C , D , E , F &gt; answ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itionalAnswers.AdditionalAnsw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